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manifest.rdf" manifest:media-type="application/rdf+xml"/>
  <manifest:file-entry manifest:full-path="ObjectReplacements/Object 7" manifest:media-type=""/>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application/x-openoffice-gdimetafile;windows_formatname=&quot;GDIMetaFile&quot;"/>
  <manifest:file-entry manifest:full-path="content.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1"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automatic-styles>
    <style:style style:name="P1" style:family="paragraph" style:parent-style-name="Heading_20_3">
      <style:text-properties fo:color="#000000" loext:opacity="100%"/>
    </style:style>
    <style:style style:name="P2" style:family="paragraph" style:parent-style-name="Standard">
      <style:text-properties fo:font-variant="normal" fo:text-transform="none" fo:color="#c9211e" loext:opacity="100%" style:font-name="apple-system" fo:font-size="12pt" fo:letter-spacing="normal" fo:font-style="normal" fo:font-weight="normal" officeooo:rsid="00037cde" officeooo:paragraph-rsid="00037cde"/>
    </style:style>
    <style:style style:name="P3" style:family="paragraph" style:parent-style-name="Standard">
      <style:text-properties fo:font-variant="normal" fo:text-transform="none" fo:color="#c9211e" loext:opacity="100%" style:font-name="apple-system" fo:font-size="12pt" fo:letter-spacing="normal" fo:font-style="normal" fo:font-weight="normal" officeooo:rsid="00037cde"/>
    </style:style>
    <style:style style:name="P4" style:family="paragraph" style:parent-style-name="Text_20_body">
      <style:text-properties fo:font-variant="normal" fo:text-transform="none" fo:color="#000000" loext:opacity="100%" style:font-name="apple-system" fo:font-size="12pt" fo:letter-spacing="normal" fo:font-style="normal" fo:font-weight="normal" officeooo:rsid="00037cde"/>
    </style:style>
    <style:style style:name="P5" style:family="paragraph" style:parent-style-name="Text_20_body">
      <style:text-properties fo:color="#000000" loext:opacity="100%"/>
    </style:style>
    <style:style style:name="P6" style:family="paragraph" style:parent-style-name="Text_20_body">
      <style:paragraph-properties fo:break-before="page"/>
      <style:text-properties fo:color="#000000" loext:opacity="100%"/>
    </style:style>
    <style:style style:name="P7" style:family="paragraph" style:parent-style-name="Text_20_body" style:list-style-name="L1"/>
    <style:style style:name="P8" style:family="paragraph" style:parent-style-name="Text_20_body" style:list-style-name="L1">
      <style:paragraph-properties fo:margin-top="0in" fo:margin-bottom="0in" style:contextual-spacing="false"/>
    </style:style>
    <style:style style:name="P9" style:family="paragraph" style:parent-style-name="Text_20_body" style:list-style-name="L2"/>
    <style:style style:name="P10" style:family="paragraph" style:parent-style-name="Text_20_body" style:list-style-name="L2">
      <style:paragraph-properties fo:margin-top="0in" fo:margin-bottom="0in" style:contextual-spacing="false"/>
    </style:style>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5">
      <style:paragraph-properties fo:margin-top="0in" fo:margin-bottom="0in" style:contextual-spacing="false"/>
    </style:style>
    <style:style style:name="P15" style:family="paragraph" style:parent-style-name="Text_20_body" style:list-style-name="L6"/>
    <style:style style:name="P16" style:family="paragraph" style:parent-style-name="Text_20_body" style:list-style-name="L6">
      <style:paragraph-properties fo:margin-top="0in" fo:margin-bottom="0in" style:contextual-spacing="false"/>
    </style:style>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9">
      <style:paragraph-properties fo:margin-top="0in" fo:margin-bottom="0in" style:contextual-spacing="false"/>
    </style:style>
    <style:style style:name="fr1" style:family="graphic" style:parent-style-name="Formula">
      <style:graphic-properties style:vertical-pos="from-top"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he formula given for adjusting the weight of an edge (u,v) with weight −1 during the second run of Dijkstra's algorithm is:</text:p>
      <text:p text:style-name="P5"><draw:frame draw:style-name="fr1" draw:name="Object1" text:anchor-type="as-char" svg:y="-0.1898in" svg:width="3.5874in" svg:height="0.2654in" draw:z-index="0"><draw:object xlink:href="./Object 1" xlink:type="simple" xlink:show="embed" xlink:actuate="onLoad"/><draw:image xlink:href="./ObjectReplacements/Object 1" xlink:type="simple" xlink:show="embed" xlink:actuate="onLoad"/></draw:frame></text:p>
      <text:p text:style-name="P5">where:</text:p>
      <text:list xml:id="list926501372" text:style-name="L1">
        <text:list-item>
          <text:p text:style-name="P8"><text:span text:style-name="Source_20_Text"><draw:frame draw:style-name="fr1" draw:name="Object2" text:anchor-type="as-char" svg:y="-0.1854in" svg:width="0.5835in" svg:height="0.2307in" draw:z-index="1"><draw:object xlink:href="./Object 2" xlink:type="simple" xlink:show="embed" xlink:actuate="onLoad"/><draw:image xlink:href="./ObjectReplacements/Object 2" xlink:type="simple" xlink:show="embed" xlink:actuate="onLoad"/></draw:frame></text:span><text:s/>is the desired shortest path length from <text:span text:style-name="Source_20_Text"><draw:frame draw:style-name="fr1" draw:name="Object3" text:anchor-type="as-char" svg:y="-0.1854in" svg:width="0.3409in" svg:height="0.2307in" draw:z-index="2"><draw:object xlink:href="./Object 3" xlink:type="simple" xlink:show="embed" xlink:actuate="onLoad"/><draw:image xlink:href="./ObjectReplacements/Object 3" xlink:type="simple" xlink:show="embed" xlink:actuate="onLoad"/></draw:frame></text:span><text:s/>to <text:span text:style-name="Source_20_Text"><draw:frame draw:style-name="fr1" draw:name="Object4" text:anchor-type="as-char" svg:y="-0.1854in" svg:width="0.4319in" svg:height="0.2307in" draw:z-index="3"><draw:object xlink:href="./Object 4" xlink:type="simple" xlink:show="embed" xlink:actuate="onLoad"/><draw:image xlink:href="./ObjectReplacements/Object 4" xlink:type="simple" xlink:show="embed" xlink:actuate="onLoad"/></draw:frame></text:span>.</text:p>
        </text:list-item>
        <text:list-item>
          <text:p text:style-name="P8"><draw:frame draw:style-name="fr1" draw:name="Object5" text:anchor-type="as-char" svg:y="-0.1854in" svg:width="0.8118in" svg:height="0.261in" draw:z-index="4"><draw:object xlink:href="./Object 5" xlink:type="simple" xlink:show="embed" xlink:actuate="onLoad"/><draw:image xlink:href="./ObjectReplacements/Object 5" xlink:type="simple" xlink:show="embed" xlink:actuate="onLoad"/></draw:frame>is the shortest distance from <text:span text:style-name="Source_20_Text"><draw:frame draw:style-name="fr1" draw:name="Object6" text:anchor-type="as-char" svg:y="-0.1854in" svg:width="0.3409in" svg:height="0.2307in" draw:z-index="5"><draw:object xlink:href="./Object 6" xlink:type="simple" xlink:show="embed" xlink:actuate="onLoad"/><draw:image xlink:href="./ObjectReplacements/Object 6" xlink:type="simple" xlink:show="embed" xlink:actuate="onLoad"/></draw:frame></text:span><text:s/>to <text:span text:style-name="Source_20_Text"><draw:frame draw:style-name="fr1" draw:name="Object7" text:anchor-type="as-char" svg:y="-0.1854in" svg:width="0.4319in" svg:height="0.2307in" draw:z-index="6"><draw:object xlink:href="./Object 7" xlink:type="simple" xlink:show="embed" xlink:actuate="onLoad"/><draw:image xlink:href="./ObjectReplacements/Object 7" xlink:type="simple" xlink:show="embed" xlink:actuate="onLoad"/></draw:frame></text:span><text:s/>after the first run of Dijkstra's algorithm, with all <text:span text:style-name="Source_20_Text">-1</text:span> edges set to <text:span text:style-name="Source_20_Text">1</text:span>.</text:p>
        </text:list-item>
        <text:list-item>
          <text:p text:style-name="P8">d0​[v] is the shortest distance from <text:span text:style-name="Source_20_Text">src</text:span> to the node <text:span text:style-name="Source_20_Text">v</text:span> after the first run of Dijkstra's algorithm.</text:p>
        </text:list-item>
        <text:list-item>
          <text:p text:style-name="P7">d1​[u] is the shortest distance from <text:span text:style-name="Source_20_Text">src</text:span> to node <text:span text:style-name="Source_20_Text">u</text:span> during the second run of Dijkstra's algorithm when we are adjusting the weights.</text:p>
        </text:list-item>
      </text:list>
      <text:h text:style-name="P1" text:outline-level="3">Explanation of the Formula</text:h>
      <text:p text:style-name="Text_20_body">The formula is designed to increase the weight of the edge (u,v) to help achieve the desired shortest path length (<text:span text:style-name="Source_20_Text">target</text:span>). The reasoning behind each component is as follows:</text:p>
      <text:list xml:id="list571452647" text:style-name="L2">
        <text:list-item>
          <text:p text:style-name="P9"><text:span text:style-name="Strong_20_Emphasis">Target Adjustment</text:span>:<text:line-break/>target−d0​[dest] represents the additional length that needs to be added to the path from <text:span text:style-name="Source_20_Text">src</text:span> to <text:span text:style-name="Source_20_Text">dest</text:span> to reach the <text:span text:style-name="Source_20_Text">target</text:span> distance. If target is greater than d0​[dest], the shortest path is currently too short, and we need to increase some edge weights to stretch the path length.</text:p>
        </text:list-item>
        <text:list-item>
          <text:p text:style-name="P9"><text:span text:style-name="Strong_20_Emphasis">Path Balance</text:span>:<text:line-break/>d0​[v]−d1​[u] adjusts the weight based on the current shortest distances to nodes <text:span text:style-name="Source_20_Text">u</text:span> and <text:span text:style-name="Source_20_Text">v</text:span>. This term ensures that the increase in weight is distributed proportionally based on the existing shortest paths:</text:p>
          <text:list>
            <text:list-item>
              <text:p text:style-name="P10">d0​[v] is the shortest distance from <text:span text:style-name="Source_20_Text">src</text:span> to <text:span text:style-name="Source_20_Text">v</text:span> using the initial weights.</text:p>
            </text:list-item>
            <text:list-item>
              <text:p text:style-name="P9">d1​[u] is the distance from <text:span text:style-name="Source_20_Text">src</text:span> to <text:span text:style-name="Source_20_Text">u</text:span> during the second run of Dijkstra's algorithm as we adjust weights.</text:p>
            </text:list-item>
          </text:list>
          <text:p text:style-name="P9">The difference d0​[v]−d1​[u] adjusts the weight so that the new path from <text:span text:style-name="Source_20_Text">src</text:span> to <text:span text:style-name="Source_20_Text">dest</text:span> incorporates the increased length needed to reach the <text:span text:style-name="Source_20_Text">target</text:span>.</text:p>
        </text:list-item>
      </text:list>
      <text:h text:style-name="P1" text:outline-level="3">Mathematical Proof of Correctness</text:h>
      <text:p text:style-name="Text_20_body">To prove the correctness of this formula, consider the following:</text:p>
      <text:h text:style-name="Heading_20_4" text:outline-level="4">1. <text:span text:style-name="Strong_20_Emphasis">Shortest Path Length After Adjustment:</text:span></text:h>
      <text:p text:style-name="Text_20_body">When we set the weight of (u,v) to w(u,v)=target−d0​[dest]+d0​[v]−d1​[u], we are essentially adjusting the path length as follows:</text:p>
      <text:list xml:id="list2902817219" text:style-name="L3">
        <text:list-item>
          <text:p text:style-name="P11">The new distance to <text:span text:style-name="Source_20_Text">dest</text:span> via edge (u,v) will be:</text:p>
          <text:p text:style-name="P11">new_dist[dest]=d1​[u]+w(u,v)+dist[v,dest]</text:p>
          <text:p text:style-name="P11"><text:soft-page-break/>where dist[v,dest] is the distance from <text:span text:style-name="Source_20_Text">v</text:span> to <text:span text:style-name="Source_20_Text">dest</text:span> after setting the new weight.</text:p>
        </text:list-item>
      </text:list>
      <text:h text:style-name="Heading_20_4" text:outline-level="4">2. <text:span text:style-name="Strong_20_Emphasis">Substitution of w(u,v):</text:span></text:h>
      <text:p text:style-name="Text_20_body">Substitute w(u,v) from the formula:</text:p>
      <text:p text:style-name="Text_20_body">new_dist[dest]=d1​[u]+(target−d0​[dest]+d0​[v]−d1​[u])+dist[v,dest]</text:p>
      <text:p text:style-name="Text_20_body">Simplifying, we get:</text:p>
      <text:p text:style-name="Text_20_body">new_dist[dest]=target−d0​[dest]+d0​[v]+dist[v,dest]</text:p>
      <text:h text:style-name="Heading_20_4" text:outline-level="4">3. <text:span text:style-name="Strong_20_Emphasis">Final Step:</text:span></text:h>
      <text:p text:style-name="Text_20_body">If the adjustment is correct, the new shortest distance from <text:span text:style-name="Source_20_Text">src</text:span> to <text:span text:style-name="Source_20_Text">dest</text:span> should equal <text:span text:style-name="Source_20_Text">target</text:span>. The formula ensures that the weight of the edge (u,v) is increased exactly as needed to make the shortest path from <text:span text:style-name="Source_20_Text">src</text:span> to <text:span text:style-name="Source_20_Text">dest</text:span> equal to <text:span text:style-name="Source_20_Text">target</text:span>.</text:p>
      <text:p text:style-name="Text_20_body">Thus, if:</text:p>
      <text:p text:style-name="Text_20_body">d0​[dest]+new_weight=target</text:p>
      <text:p text:style-name="Text_20_body">the formula will yield a valid modification of the graph.</text:p>
      <text:h text:style-name="Heading_20_3" text:outline-level="3">Conclusion</text:h>
      <text:p text:style-name="Text_20_body">The formula adjusts the weight of a <text:span text:style-name="Source_20_Text">-1</text:span> edge precisely to make the shortest path equal to the target value. By balancing the adjustment across the current shortest paths to <text:span text:style-name="Source_20_Text">u</text:span> and <text:span text:style-name="Source_20_Text">v</text:span>, it ensures that the new weight does not distort the shortest paths unnecessarily but adds just enough length to achieve the desired total.</text:p>
      <text:p text:style-name="P5"/>
      <text:p text:style-name="P6">The term d0​[v]−d1​[u] plays a crucial role in balancing the adjustment of the weight of the edge (u,v) to ensure that the new path from <text:span text:style-name="Source_20_Text">src</text:span> to <text:span text:style-name="Source_20_Text">dest</text:span> achieves the desired target length. To understand this in depth, let's break down what each component represents and how they interact.</text:p>
      <text:h text:style-name="Heading_20_3" text:outline-level="3">Components of the Formula</text:h>
      <text:list xml:id="list1051088719" text:style-name="L4">
        <text:list-item>
          <text:p text:style-name="P12"><text:span text:style-name="Strong_20_Emphasis">d0​[v]</text:span>: This is the shortest distance from the source node <text:span text:style-name="Source_20_Text">src</text:span> to the node <text:span text:style-name="Source_20_Text">v</text:span> after the first run of Dijkstra's algorithm with all <text:span text:style-name="Source_20_Text">-1</text:span> weights set to 1. It represents how close node <text:span text:style-name="Source_20_Text">v</text:span> is to the source under the initial conditions.</text:p>
        </text:list-item>
        <text:list-item>
          <text:p text:style-name="P12"><text:span text:style-name="Strong_20_Emphasis">d1​[u]</text:span>: This is the shortest distance from the source node <text:span text:style-name="Source_20_Text">src</text:span> to the node <text:span text:style-name="Source_20_Text">u</text:span> during the second run of Dijkstra's algorithm, where we're adjusting the weights. This value can differ from d0​[u] because we are now modifying the graph's edge weights as we encounter them.</text:p>
        </text:list-item>
      </text:list>
      <text:h text:style-name="Heading_20_3" text:outline-level="3">Role of d0​[v]−d1​[u] in Balancing</text:h>
      <text:p text:style-name="Text_20_body">The difference d0​[v]−d1​[u] serves to adjust the weight of the edge (u,v) in a way that maintains the integrity of the shortest path calculation. Here's how it balances the path:</text:p>
      <text:h text:style-name="Heading_20_4" text:outline-level="4">1. <text:span text:style-name="Strong_20_Emphasis">Initial Shortest Path Configuration</text:span>:</text:h>
      <text:list xml:id="list806887273" text:style-name="L5">
        <text:list-item>
          <text:p text:style-name="P14">Initially, d0​[v] and d0​[u] are determined assuming all <text:span text:style-name="Source_20_Text">-1</text:span> edges have a minimal weight (e.g., 1). The first Dijkstra's run gives us a baseline shortest path configuration.</text:p>
        </text:list-item>
        <text:list-item>
          <text:p text:style-name="P13">d0​[v] reflects how "far" node <text:span text:style-name="Source_20_Text">v</text:span> is from the source node <text:span text:style-name="Source_20_Text">src</text:span> under this baseline condition.</text:p>
        </text:list-item>
      </text:list>
      <text:h text:style-name="Heading_20_4" text:outline-level="4">2. <text:span text:style-name="Strong_20_Emphasis">Adjusting the Path During the Second Run</text:span>:</text:h>
      <text:list xml:id="list3788516984" text:style-name="L6">
        <text:list-item>
          <text:p text:style-name="P16">In the second run, as we adjust edge weights, d1​[u] reflects how "far" node <text:span text:style-name="Source_20_Text">u</text:span> is from the source node <text:span text:style-name="Source_20_Text">src</text:span> given the modified weights.</text:p>
        </text:list-item>
        <text:list-item>
          <text:p text:style-name="P15">The difference d0​[v]−d1​[u] tells us how much the shortest path length needs to change to incorporate the new edge weight while balancing the distances from <text:span text:style-name="Source_20_Text">src</text:span> to <text:span text:style-name="Source_20_Text">u</text:span> and <text:span text:style-name="Source_20_Text">v</text:span>.</text:p>
        </text:list-item>
      </text:list>
      <text:h text:style-name="Heading_20_4" text:outline-level="4">3. <text:span text:style-name="Strong_20_Emphasis">Balancing the Contribution of the New Weight</text:span>:</text:h>
      <text:list xml:id="list969883603" text:style-name="L7">
        <text:list-item>
          <text:p text:style-name="P17"><text:span text:style-name="Strong_20_Emphasis">If d0​[v]&gt;d1​[u]</text:span>: This means that under the initial conditions, node <text:span text:style-name="Source_20_Text">v</text:span> was further from <text:span text:style-name="Source_20_Text">src</text:span> than node <text:span text:style-name="Source_20_Text">u</text:span> is now under the adjusted conditions. Thus, the new edge weight w(u,v) needs to be increased more to ensure that the new shortest path length reaches the target.</text:p>
        </text:list-item>
        <text:list-item>
          <text:p text:style-name="P17"><text:span text:style-name="Strong_20_Emphasis">If d0​[v]&lt;d1​[u]</text:span>: This suggests that under the initial conditions, node <text:span text:style-name="Source_20_Text">v</text:span> was closer to <text:span text:style-name="Source_20_Text">src</text:span> than node <text:span text:style-name="Source_20_Text">u</text:span> is now under the adjusted conditions. Therefore, the new edge weight w(u,v) should be smaller because the path from <text:span text:style-name="Source_20_Text">src</text:span> to <text:span text:style-name="Source_20_Text">dest</text:span> via u and v is already longer.</text:p>
        </text:list-item>
        <text:list-item>
          <text:p text:style-name="P17"><text:span text:style-name="Strong_20_Emphasis">If d0​[v]=d1​[u]</text:span>: This represents a balance where the adjustment is neutral, meaning the new edge weight doesn't need much alteration to balance the path contributions from <text:span text:style-name="Source_20_Text">u</text:span> to <text:span text:style-name="Source_20_Text">v</text:span>.</text:p>
        </text:list-item>
      </text:list>
      <text:h text:style-name="Heading_20_4" text:outline-level="4"><text:soft-page-break/>4. <text:span text:style-name="Strong_20_Emphasis">Mathematical Impact on the Shortest Path</text:span>:</text:h>
      <text:list xml:id="list2531533040" text:style-name="L8">
        <text:list-item>
          <text:p text:style-name="P18">The formula w(u,v)=target−d0​[dest]+d0​[v]−d1​[u] adjusts the weight w(u,v) so that the new distance from <text:span text:style-name="Source_20_Text">src</text:span> to <text:span text:style-name="Source_20_Text">dest</text:span> through u and v becomes equal to <text:span text:style-name="Source_20_Text">target</text:span>.</text:p>
        </text:list-item>
        <text:list-item>
          <text:p text:style-name="P18">By carefully considering d0​[v] and d1​[u], we ensure that the adjustment made to w(u,v) doesn't overextend or underutilize the edge, thus achieving the correct total path length.</text:p>
        </text:list-item>
      </text:list>
      <text:h text:style-name="Heading_20_3" text:outline-level="3">Intuitive Explanation</text:h>
      <text:p text:style-name="Text_20_body">Imagine you're adjusting a rope to be a specific length (the <text:span text:style-name="Source_20_Text">target</text:span> distance). The sections of the rope represent the paths from <text:span text:style-name="Source_20_Text">src</text:span> to <text:span text:style-name="Source_20_Text">u</text:span> and from <text:span text:style-name="Source_20_Text">src</text:span> to <text:span text:style-name="Source_20_Text">v</text:span>. The term d0​[v]−d1​[u] helps you determine how much slack (weight) to add or remove from the section between <text:span text:style-name="Source_20_Text">u</text:span> and <text:span text:style-name="Source_20_Text">v</text:span> so that the total rope length matches the <text:span text:style-name="Source_20_Text">target</text:span>.</text:p>
      <text:list xml:id="list4051550633" text:style-name="L9">
        <text:list-item>
          <text:p text:style-name="P20">If the path to <text:span text:style-name="Source_20_Text">v</text:span> was initially longer (higher d0​[v]), you might need to tighten the adjustment on <text:span text:style-name="Source_20_Text">u</text:span> (reduce the slack) to balance the total length.</text:p>
        </text:list-item>
        <text:list-item>
          <text:p text:style-name="P19">If the path to <text:span text:style-name="Source_20_Text">v</text:span> was shorter (lower d0​[v]), you might need to loosen the adjustment (add more slack).</text:p>
        </text:list-item>
      </text:list>
      <text:p text:style-name="Text_20_body">This balancing act ensures that the entire path from <text:span text:style-name="Source_20_Text">src</text:span> to <text:span text:style-name="Source_20_Text">dest</text:span> via <text:span text:style-name="Source_20_Text">u</text:span> and <text:span text:style-name="Source_20_Text">v</text:span> becomes exactly what you want it to be—the <text:span text:style-name="Source_20_Text">target</text:span> distance.</text:p>
      <text:h text:style-name="Heading_20_3" text:outline-level="3">Conclusion</text:h>
      <text:p text:style-name="Text_20_body">The term d0​[v]−d1​[u] in the formula is crucial for distributing the necessary adjustment across the path segments in a way that achieves the desired total shortest path length. It ensures that the modification to the edge (u,v) is neither too large nor too small but just enough to balance the contribution of the paths to <text:span text:style-name="Source_20_Text">u</text:span> and <text:span text:style-name="Source_20_Text">v</text:span> in the final shortest path calculation.</text:p>
      <text:p text:style-name="P5"/>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1"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ar" style:country-complex="T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font-family-complex="'DejaVu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DejaVu Sans1" style:font-family-complex="'DejaVu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30T20:52:15.605238261</meta:creation-date>
    <dc:date>2024-08-30T21:15:50.111221901</dc:date>
    <meta:editing-duration>PT13M23S</meta:editing-duration>
    <meta:editing-cycles>3</meta:editing-cycles>
    <meta:generator>LibreOffice/7.3.7.2$Linux_X86_64 LibreOffice_project/30$Build-2</meta:generator>
    <meta:document-statistic meta:table-count="0" meta:image-count="0" meta:object-count="7" meta:page-count="4" meta:paragraph-count="59" meta:word-count="464" meta:character-count="6846" meta:non-whitespace-character-count="2140"/>
  </office:meta>
</office:document-meta>
</file>

<file path=Object 1/content.xml><?xml version="1.0" encoding="utf-8"?>
<math xmlns="http://www.w3.org/1998/Math/MathML" display="block">
  <semantics>
    <mrow>
      <mi>w</mi>
      <mrow>
        <mrow>
          <mo fence="true" form="prefix" stretchy="false">(</mo>
          <mrow>
            <mrow>
              <mi>u</mi>
              <mi>,</mi>
              <mi>v</mi>
            </mrow>
          </mrow>
          <mo fence="true" form="postfix" stretchy="false">)</mo>
        </mrow>
        <mo stretchy="false">=</mo>
        <mi mathvariant="italic">target</mi>
      </mrow>
      <mi>−</mi>
      <msub>
        <mi>d</mi>
        <mn>0</mn>
      </msub>
      <mi>​</mi>
      <mrow>
        <mrow>
          <mo fence="true" form="prefix" stretchy="false">[</mo>
          <mrow>
            <mi mathvariant="italic">dest</mi>
          </mrow>
          <mo fence="true" form="postfix" stretchy="false">]</mo>
        </mrow>
        <mo stretchy="false">+</mo>
        <msub>
          <mi>d</mi>
          <mn>0</mn>
        </msub>
      </mrow>
      <mi>​</mi>
      <mrow>
        <mo fence="true" form="prefix" stretchy="false">[</mo>
        <mrow>
          <mi>v</mi>
        </mrow>
        <mo fence="true" form="postfix" stretchy="false">]</mo>
      </mrow>
      <mi>−</mi>
      <msub>
        <mi>d</mi>
        <mn>1</mn>
      </msub>
      <mi>​</mi>
      <mrow>
        <mo fence="true" form="prefix" stretchy="false">[</mo>
        <mrow>
          <mi>u</mi>
        </mrow>
        <mo fence="true" form="postfix" stretchy="false">]</mo>
      </mrow>
    </mrow>
    <annotation encoding="StarMath 5.0">w(u,v)=target−d_0​[dest]+d_0​[v]−d_1​[u]</annotation>
  </semantics>
</math>
</file>

<file path=Object 2/content.xml><?xml version="1.0" encoding="utf-8"?>
<math xmlns="http://www.w3.org/1998/Math/MathML" display="block">
  <semantics>
    <mi mathvariant="italic">target</mi>
    <annotation encoding="StarMath 5.0">target</annotation>
  </semantics>
</math>
</file>

<file path=Object 3/content.xml><?xml version="1.0" encoding="utf-8"?>
<math xmlns="http://www.w3.org/1998/Math/MathML" display="block">
  <semantics>
    <mi mathvariant="italic">src</mi>
    <annotation encoding="StarMath 5.0">src</annotation>
  </semantics>
</math>
</file>

<file path=Object 4/content.xml><?xml version="1.0" encoding="utf-8"?>
<math xmlns="http://www.w3.org/1998/Math/MathML" display="block">
  <semantics>
    <mi mathvariant="italic">dest</mi>
    <annotation encoding="StarMath 5.0">dest</annotation>
  </semantics>
</math>
</file>

<file path=Object 5/content.xml><?xml version="1.0" encoding="utf-8"?>
<math xmlns="http://www.w3.org/1998/Math/MathML" display="block">
  <semantics>
    <mrow>
      <msub>
        <mi>d</mi>
        <mn>0</mn>
      </msub>
      <mi>​</mi>
      <mrow>
        <mo fence="true" form="prefix" stretchy="false">[</mo>
        <mrow>
          <mi mathvariant="italic">dest</mi>
        </mrow>
        <mo fence="true" form="postfix" stretchy="false">]</mo>
      </mrow>
    </mrow>
    <annotation encoding="StarMath 5.0">d_0​[dest] </annotation>
  </semantics>
</math>
</file>

<file path=Object 6/content.xml><?xml version="1.0" encoding="utf-8"?>
<math xmlns="http://www.w3.org/1998/Math/MathML" display="block">
  <semantics>
    <mi mathvariant="italic">src</mi>
    <annotation encoding="StarMath 5.0">src</annotation>
  </semantics>
</math>
</file>

<file path=Object 7/content.xml><?xml version="1.0" encoding="utf-8"?>
<math xmlns="http://www.w3.org/1998/Math/MathML" display="block">
  <semantics>
    <mi mathvariant="italic">dest</mi>
    <annotation encoding="StarMath 5.0">dest</annotation>
  </semantics>
</math>
</file>